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2" draw:textarea-horizontal-align="justify" draw:textarea-vertical-align="middle" draw:auto-grow-height="false" fo:min-height="4.195cm" fo:min-width="5.85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4.195cm" fo:min-width="5.8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2.8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Mono"/>
    </style:style>
    <style:style style:name="P5" style:family="paragraph">
      <loext:graphic-properties draw:fill-color="#ffffff"/>
    </style:style>
    <style:style style:name="T1" style:family="text">
      <style:text-properties style:font-name="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4.445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4.445cm" svg:x="3.175cm" svg:y="6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4.445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4.445cm" svg:x="4.445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4.445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4.445cm" svg:x="17.145cm" svg:y="4.9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0.001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8.503cm" svg:height="0.988cm" svg:x="1.91cm" svg:y="12.935cm">
          <draw:text-box>
            <text:p><text:span text:style-name="T1">compute_connectome.h5</text:span></text:p>
          </draw:text-box>
        </draw:frame>
        <draw:frame draw:style-name="gr4" draw:text-style-name="P4" draw:layer="layout" svg:width="5.455cm" svg:height="0.988cm" svg:x="4.192cm" svg:y="3.457cm">
          <draw:text-box>
            <text:p><text:span text:style-name="T1">264 x 264 x 5</text:span></text:p>
          </draw:text-box>
        </draw:frame>
        <draw:frame draw:style-name="gr4" draw:text-style-name="P4" draw:layer="layout" svg:width="3.931cm" svg:height="0.988cm" svg:x="18.293cm" svg:y="3.457cm">
          <draw:text-box>
            <text:p><text:span text:style-name="T1">264 x 26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999999" draw:end-color="#ffff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6T16:54:11.306660285</meta:creation-date>
    <dc:date>2023-02-06T16:58:46.436714435</dc:date>
    <meta:editing-duration>PT4M36S</meta:editing-duration>
    <meta:editing-cycles>1</meta:editing-cycles>
    <meta:document-statistic meta:object-count="34"/>
    <meta:generator>LibreOffice/7.3.7.2$Linux_X86_64 LibreOffice_project/30$Build-2</meta:generator>
  </office:meta>
</office:document-meta>
</file>